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8fe" officeooo:paragraph-rsid="000d68fe"/>
    </style:style>
    <style:style style:name="P5" style:family="paragraph" style:parent-style-name="Text_20_body">
      <style:paragraph-properties fo:text-align="start" style:justify-single-word="false"/>
      <style:text-properties style:font-name="Georgia" officeooo:rsid="000d68fe" officeooo:paragraph-rsid="000d68fe"/>
    </style:style>
    <style:style style:name="P6" style:family="paragraph" style:parent-style-name="Title">
      <style:text-properties style:font-name="Georgia" officeooo:rsid="000d68fe" officeooo:paragraph-rsid="000d68fe"/>
    </style:style>
    <style:style style:name="P7" style:family="paragraph" style:parent-style-name="Text_20_body">
      <style:paragraph-properties fo:text-align="start" style:justify-single-word="false"/>
      <style:text-properties style:font-name="Georgia" officeooo:rsid="00496341" officeooo:paragraph-rsid="00496341"/>
    </style:style>
    <style:style style:name="P8" style:family="paragraph" style:parent-style-name="Text_20_body">
      <style:paragraph-properties fo:text-align="center" style:justify-single-word="false"/>
      <style:text-properties style:font-name="Georgia" officeooo:rsid="00496341" officeooo:paragraph-rsid="00496341"/>
    </style:style>
    <style:style style:name="P9" style:family="paragraph" style:parent-style-name="Text_20_body">
      <style:paragraph-properties fo:text-align="start" style:justify-single-word="false"/>
      <style:text-properties style:font-name="Georgia" officeooo:rsid="00518a4c" officeooo:paragraph-rsid="00518a4c"/>
    </style:style>
    <style:style style:name="P10" style:family="paragraph" style:parent-style-name="Text_20_body">
      <style:paragraph-properties fo:text-align="center" style:justify-single-word="false"/>
      <style:text-properties style:font-name="Georgia" officeooo:rsid="00518a4c" officeooo:paragraph-rsid="00518a4c"/>
    </style:style>
    <style:style style:name="P11" style:family="paragraph" style:parent-style-name="Text_20_body">
      <style:paragraph-properties fo:text-align="start" style:justify-single-word="false"/>
      <style:text-properties style:font-name="Georgia" fo:font-style="normal" officeooo:rsid="0024e482" officeooo:paragraph-rsid="000d68fe"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ddf31" officeooo:paragraph-rsid="000d68fe"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28952" officeooo:paragraph-rsid="000d68fe"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3785bf" officeooo:paragraph-rsid="000d68fe"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9e38a" officeooo:paragraph-rsid="000d68fe"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b936a" officeooo:paragraph-rsid="000d68fe"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44f471" officeooo:paragraph-rsid="000d68fe"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45d25e" officeooo:paragraph-rsid="000d68fe"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496341" officeooo:paragraph-rsid="00496341"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4ad157" officeooo:paragraph-rsid="00496341"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4b38ed" officeooo:paragraph-rsid="00496341"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c96a3" officeooo:paragraph-rsid="00496341"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e8223" officeooo:paragraph-rsid="00496341"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518a4c" officeooo:paragraph-rsid="00518a4c"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52a4e1" officeooo:paragraph-rsid="00518a4c"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549d27" officeooo:paragraph-rsid="00518a4c"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565377" officeooo:paragraph-rsid="00518a4c" style:font-style-asian="normal" style:font-style-complex="normal"/>
    </style:style>
    <style:style style:name="P28" style:family="paragraph" style:parent-style-name="Text_20_body">
      <style:paragraph-properties fo:text-align="start" style:justify-single-word="false"/>
      <style:text-properties style:font-name="Georgia" fo:font-style="normal" officeooo:rsid="00585f1c" officeooo:paragraph-rsid="00585f1c" style:font-style-asian="normal" style:font-style-complex="normal"/>
    </style:style>
    <style:style style:name="P29" style:family="paragraph" style:parent-style-name="Text_20_body">
      <style:paragraph-properties fo:text-align="center" style:justify-single-word="false"/>
      <style:text-properties style:font-name="Georgia" fo:font-style="normal" officeooo:rsid="00585f1c" officeooo:paragraph-rsid="00585f1c" style:font-style-asian="normal" style:font-style-complex="normal"/>
    </style:style>
    <style:style style:name="P30" style:family="paragraph" style:parent-style-name="Text_20_body">
      <style:paragraph-properties fo:text-align="start" style:justify-single-word="false"/>
      <style:text-properties style:font-name="Georgia" fo:font-style="normal" officeooo:rsid="00626c05" officeooo:paragraph-rsid="00626c05" style:font-style-asian="normal" style:font-style-complex="normal"/>
    </style:style>
    <style:style style:name="P31" style:family="paragraph" style:parent-style-name="Text_20_body">
      <style:paragraph-properties fo:text-align="center" style:justify-single-word="false"/>
      <style:text-properties style:font-name="Georgia" fo:font-style="normal" officeooo:rsid="00626c05" officeooo:paragraph-rsid="00626c05" style:font-style-asian="normal" style:font-style-complex="normal"/>
    </style:style>
    <style:style style:name="T1" style:family="text">
      <style:text-properties officeooo:rsid="000e2040"/>
    </style:style>
    <style:style style:name="T2" style:family="text">
      <style:text-properties officeooo:rsid="000faaa9"/>
    </style:style>
    <style:style style:name="T3" style:family="text">
      <style:text-properties officeooo:rsid="000fc63a"/>
    </style:style>
    <style:style style:name="T4" style:family="text">
      <style:text-properties officeooo:rsid="00136097"/>
    </style:style>
    <style:style style:name="T5" style:family="text">
      <style:text-properties officeooo:rsid="00152d66"/>
    </style:style>
    <style:style style:name="T6" style:family="text">
      <style:text-properties officeooo:rsid="0015ef57"/>
    </style:style>
    <style:style style:name="T7" style:family="text">
      <style:text-properties officeooo:rsid="0017e243"/>
    </style:style>
    <style:style style:name="T8" style:family="text">
      <style:text-properties officeooo:rsid="0018605f"/>
    </style:style>
    <style:style style:name="T9" style:family="text">
      <style:text-properties officeooo:rsid="0019a62c"/>
    </style:style>
    <style:style style:name="T10" style:family="text">
      <style:text-properties fo:font-style="italic" officeooo:rsid="0019a62c" style:font-style-asian="italic" style:font-style-complex="italic"/>
    </style:style>
    <style:style style:name="T11" style:family="text">
      <style:text-properties fo:font-style="italic" officeooo:rsid="0022c80e" style:font-style-asian="italic" style:font-style-complex="italic"/>
    </style:style>
    <style:style style:name="T12" style:family="text">
      <style:text-properties fo:font-style="italic" officeooo:rsid="0024c0fc" style:font-style-asian="italic" style:font-style-complex="italic"/>
    </style:style>
    <style:style style:name="T13" style:family="text">
      <style:text-properties fo:font-style="italic" officeooo:rsid="00263c25" style:font-style-asian="italic" style:font-style-complex="italic"/>
    </style:style>
    <style:style style:name="T14" style:family="text">
      <style:text-properties fo:font-style="italic" officeooo:rsid="00359450" style:font-style-asian="italic" style:font-style-complex="italic"/>
    </style:style>
    <style:style style:name="T15" style:family="text">
      <style:text-properties fo:font-style="italic" officeooo:rsid="0044f471" style:font-style-asian="italic" style:font-style-complex="italic"/>
    </style:style>
    <style:style style:name="T16" style:family="text">
      <style:text-properties fo:font-style="italic" officeooo:rsid="005ce3ff" style:font-style-asian="italic" style:font-style-complex="italic"/>
    </style:style>
    <style:style style:name="T17" style:family="text">
      <style:text-properties officeooo:rsid="001b6ede"/>
    </style:style>
    <style:style style:name="T18" style:family="text">
      <style:text-properties officeooo:rsid="001cabcf"/>
    </style:style>
    <style:style style:name="T19" style:family="text">
      <style:text-properties officeooo:rsid="001e731e"/>
    </style:style>
    <style:style style:name="T20" style:family="text">
      <style:text-properties officeooo:rsid="001fa6ec"/>
    </style:style>
    <style:style style:name="T21" style:family="text">
      <style:text-properties officeooo:rsid="00205a7d"/>
    </style:style>
    <style:style style:name="T22" style:family="text">
      <style:text-properties officeooo:rsid="0020f575"/>
    </style:style>
    <style:style style:name="T23" style:family="text">
      <style:text-properties officeooo:rsid="0022c80e"/>
    </style:style>
    <style:style style:name="T24" style:family="text">
      <style:text-properties fo:font-style="normal" style:font-style-asian="normal" style:font-style-complex="normal"/>
    </style:style>
    <style:style style:name="T25" style:family="text">
      <style:text-properties fo:font-style="normal" officeooo:rsid="0022c80e" style:font-style-asian="normal" style:font-style-complex="normal"/>
    </style:style>
    <style:style style:name="T26" style:family="text">
      <style:text-properties fo:font-style="normal" officeooo:rsid="0024c0fc" style:font-style-asian="normal" style:font-style-complex="normal"/>
    </style:style>
    <style:style style:name="T27" style:family="text">
      <style:text-properties fo:font-style="normal" officeooo:rsid="0024e482" style:font-style-asian="normal" style:font-style-complex="normal"/>
    </style:style>
    <style:style style:name="T28" style:family="text">
      <style:text-properties fo:font-style="normal" officeooo:rsid="00263c25" style:font-style-asian="normal" style:font-style-complex="normal"/>
    </style:style>
    <style:style style:name="T29" style:family="text">
      <style:text-properties fo:font-style="normal" officeooo:rsid="0026689a" style:font-style-asian="normal" style:font-style-complex="normal"/>
    </style:style>
    <style:style style:name="T30" style:family="text">
      <style:text-properties fo:font-style="normal" officeooo:rsid="002692ad" style:font-style-asian="normal" style:font-style-complex="normal"/>
    </style:style>
    <style:style style:name="T31" style:family="text">
      <style:text-properties fo:font-style="normal" officeooo:rsid="0027447a" style:font-style-asian="normal" style:font-style-complex="normal"/>
    </style:style>
    <style:style style:name="T32" style:family="text">
      <style:text-properties fo:font-style="normal" officeooo:rsid="002780f9" style:font-style-asian="normal" style:font-style-complex="normal"/>
    </style:style>
    <style:style style:name="T33" style:family="text">
      <style:text-properties fo:font-style="normal" officeooo:rsid="002975f4" style:font-style-asian="normal" style:font-style-complex="normal"/>
    </style:style>
    <style:style style:name="T34" style:family="text">
      <style:text-properties fo:font-style="normal" officeooo:rsid="002a1d0b" style:font-style-asian="normal" style:font-style-complex="normal"/>
    </style:style>
    <style:style style:name="T35" style:family="text">
      <style:text-properties fo:font-style="normal" officeooo:rsid="002a7cd2" style:font-style-asian="normal" style:font-style-complex="normal"/>
    </style:style>
    <style:style style:name="T36" style:family="text">
      <style:text-properties fo:font-style="normal" officeooo:rsid="002b49b9" style:font-style-asian="normal" style:font-style-complex="normal"/>
    </style:style>
    <style:style style:name="T37" style:family="text">
      <style:text-properties fo:font-style="normal" officeooo:rsid="002cba69" style:font-style-asian="normal" style:font-style-complex="normal"/>
    </style:style>
    <style:style style:name="T38" style:family="text">
      <style:text-properties fo:font-style="normal" officeooo:rsid="002ddf31" style:font-style-asian="normal" style:font-style-complex="normal"/>
    </style:style>
    <style:style style:name="T39" style:family="text">
      <style:text-properties fo:font-style="normal" officeooo:rsid="002f1df5" style:font-style-asian="normal" style:font-style-complex="normal"/>
    </style:style>
    <style:style style:name="T40" style:family="text">
      <style:text-properties fo:font-style="normal" officeooo:rsid="0030b3fa" style:font-style-asian="normal" style:font-style-complex="normal"/>
    </style:style>
    <style:style style:name="T41" style:family="text">
      <style:text-properties fo:font-style="normal" officeooo:rsid="0030e16f" style:font-style-asian="normal" style:font-style-complex="normal"/>
    </style:style>
    <style:style style:name="T42" style:family="text">
      <style:text-properties fo:font-style="normal" officeooo:rsid="00328952" style:font-style-asian="normal" style:font-style-complex="normal"/>
    </style:style>
    <style:style style:name="T43" style:family="text">
      <style:text-properties fo:font-style="normal" officeooo:rsid="0033bd2c" style:font-style-asian="normal" style:font-style-complex="normal"/>
    </style:style>
    <style:style style:name="T44" style:family="text">
      <style:text-properties fo:font-style="normal" officeooo:rsid="00359450" style:font-style-asian="normal" style:font-style-complex="normal"/>
    </style:style>
    <style:style style:name="T45" style:family="text">
      <style:text-properties fo:font-style="normal" officeooo:rsid="0035bf4d" style:font-style-asian="normal" style:font-style-complex="normal"/>
    </style:style>
    <style:style style:name="T46" style:family="text">
      <style:text-properties fo:font-style="normal" officeooo:rsid="00378220" style:font-style-asian="normal" style:font-style-complex="normal"/>
    </style:style>
    <style:style style:name="T47" style:family="text">
      <style:text-properties fo:font-style="normal" officeooo:rsid="003785bf" style:font-style-asian="normal" style:font-style-complex="normal"/>
    </style:style>
    <style:style style:name="T48" style:family="text">
      <style:text-properties fo:font-style="normal" officeooo:rsid="0037d124" style:font-style-asian="normal" style:font-style-complex="normal"/>
    </style:style>
    <style:style style:name="T49" style:family="text">
      <style:text-properties fo:font-style="normal" officeooo:rsid="0038d442" style:font-style-asian="normal" style:font-style-complex="normal"/>
    </style:style>
    <style:style style:name="T50" style:family="text">
      <style:text-properties fo:font-style="normal" officeooo:rsid="0039e38a" style:font-style-asian="normal" style:font-style-complex="normal"/>
    </style:style>
    <style:style style:name="T51" style:family="text">
      <style:text-properties fo:font-style="normal" officeooo:rsid="003acd49" style:font-style-asian="normal" style:font-style-complex="normal"/>
    </style:style>
    <style:style style:name="T52" style:family="text">
      <style:text-properties fo:font-style="normal" officeooo:rsid="003add21" style:font-style-asian="normal" style:font-style-complex="normal"/>
    </style:style>
    <style:style style:name="T53" style:family="text">
      <style:text-properties fo:font-style="normal" officeooo:rsid="003b164d" style:font-style-asian="normal" style:font-style-complex="normal"/>
    </style:style>
    <style:style style:name="T54" style:family="text">
      <style:text-properties fo:font-style="normal" officeooo:rsid="003b35ad" style:font-style-asian="normal" style:font-style-complex="normal"/>
    </style:style>
    <style:style style:name="T55" style:family="text">
      <style:text-properties fo:font-style="normal" officeooo:rsid="003b936a" style:font-style-asian="normal" style:font-style-complex="normal"/>
    </style:style>
    <style:style style:name="T56" style:family="text">
      <style:text-properties fo:font-style="normal" officeooo:rsid="003c47e1" style:font-style-asian="normal" style:font-style-complex="normal"/>
    </style:style>
    <style:style style:name="T57" style:family="text">
      <style:text-properties fo:font-style="normal" officeooo:rsid="003d9925" style:font-style-asian="normal" style:font-style-complex="normal"/>
    </style:style>
    <style:style style:name="T58" style:family="text">
      <style:text-properties fo:font-style="normal" officeooo:rsid="003df2c8" style:font-style-asian="normal" style:font-style-complex="normal"/>
    </style:style>
    <style:style style:name="T59" style:family="text">
      <style:text-properties fo:font-style="normal" officeooo:rsid="003e8f39" style:font-style-asian="normal" style:font-style-complex="normal"/>
    </style:style>
    <style:style style:name="T60" style:family="text">
      <style:text-properties fo:font-style="normal" officeooo:rsid="003f2181" style:font-style-asian="normal" style:font-style-complex="normal"/>
    </style:style>
    <style:style style:name="T61" style:family="text">
      <style:text-properties fo:font-style="normal" officeooo:rsid="0040c3ef" style:font-style-asian="normal" style:font-style-complex="normal"/>
    </style:style>
    <style:style style:name="T62" style:family="text">
      <style:text-properties fo:font-style="normal" officeooo:rsid="00424704" style:font-style-asian="normal" style:font-style-complex="normal"/>
    </style:style>
    <style:style style:name="T63" style:family="text">
      <style:text-properties fo:font-style="normal" officeooo:rsid="0043d8c3" style:font-style-asian="normal" style:font-style-complex="normal"/>
    </style:style>
    <style:style style:name="T64" style:family="text">
      <style:text-properties fo:font-style="normal" officeooo:rsid="0044f471" style:font-style-asian="normal" style:font-style-complex="normal"/>
    </style:style>
    <style:style style:name="T65" style:family="text">
      <style:text-properties fo:font-style="normal" officeooo:rsid="0045d25e" style:font-style-asian="normal" style:font-style-complex="normal"/>
    </style:style>
    <style:style style:name="T66" style:family="text">
      <style:text-properties fo:font-style="normal" officeooo:rsid="0047be5c" style:font-style-asian="normal" style:font-style-complex="normal"/>
    </style:style>
    <style:style style:name="T67" style:family="text">
      <style:text-properties fo:font-style="normal" officeooo:rsid="004ad157" style:font-style-asian="normal" style:font-style-complex="normal"/>
    </style:style>
    <style:style style:name="T68" style:family="text">
      <style:text-properties fo:font-style="normal" officeooo:rsid="004b330f" style:font-style-asian="normal" style:font-style-complex="normal"/>
    </style:style>
    <style:style style:name="T69" style:family="text">
      <style:text-properties fo:font-style="normal" officeooo:rsid="004b38ed" style:font-style-asian="normal" style:font-style-complex="normal"/>
    </style:style>
    <style:style style:name="T70" style:family="text">
      <style:text-properties fo:font-style="normal" officeooo:rsid="004b88d8" style:font-style-asian="normal" style:font-style-complex="normal"/>
    </style:style>
    <style:style style:name="T71" style:family="text">
      <style:text-properties fo:font-style="normal" officeooo:rsid="004b998d" style:font-style-asian="normal" style:font-style-complex="normal"/>
    </style:style>
    <style:style style:name="T72" style:family="text">
      <style:text-properties fo:font-style="normal" officeooo:rsid="004c96a3" style:font-style-asian="normal" style:font-style-complex="normal"/>
    </style:style>
    <style:style style:name="T73" style:family="text">
      <style:text-properties fo:font-style="normal" officeooo:rsid="004d279f" style:font-style-asian="normal" style:font-style-complex="normal"/>
    </style:style>
    <style:style style:name="T74" style:family="text">
      <style:text-properties fo:font-style="normal" officeooo:rsid="004e8223" style:font-style-asian="normal" style:font-style-complex="normal"/>
    </style:style>
    <style:style style:name="T75" style:family="text">
      <style:text-properties fo:font-style="normal" officeooo:rsid="004ec006" style:font-style-asian="normal" style:font-style-complex="normal"/>
    </style:style>
    <style:style style:name="T76" style:family="text">
      <style:text-properties fo:font-style="normal" officeooo:rsid="0050951b" style:font-style-asian="normal" style:font-style-complex="normal"/>
    </style:style>
    <style:style style:name="T77" style:family="text">
      <style:text-properties fo:font-style="normal" officeooo:rsid="0052a4e1" style:font-style-asian="normal" style:font-style-complex="normal"/>
    </style:style>
    <style:style style:name="T78" style:family="text">
      <style:text-properties fo:font-style="normal" officeooo:rsid="00549d27" style:font-style-asian="normal" style:font-style-complex="normal"/>
    </style:style>
    <style:style style:name="T79" style:family="text">
      <style:text-properties fo:font-style="normal" officeooo:rsid="00554795" style:font-style-asian="normal" style:font-style-complex="normal"/>
    </style:style>
    <style:style style:name="T80" style:family="text">
      <style:text-properties fo:font-style="normal" officeooo:rsid="00565377" style:font-style-asian="normal" style:font-style-complex="normal"/>
    </style:style>
    <style:style style:name="T81" style:family="text">
      <style:text-properties officeooo:rsid="00574a14"/>
    </style:style>
    <style:style style:name="T82" style:family="text">
      <style:text-properties officeooo:rsid="00585f1c"/>
    </style:style>
    <style:style style:name="T83" style:family="text">
      <style:text-properties officeooo:rsid="00588fee"/>
    </style:style>
    <style:style style:name="T84" style:family="text">
      <style:text-properties officeooo:rsid="00599662"/>
    </style:style>
    <style:style style:name="T85" style:family="text">
      <style:text-properties officeooo:rsid="005a0a23"/>
    </style:style>
    <style:style style:name="T86" style:family="text">
      <style:text-properties officeooo:rsid="005a6adb"/>
    </style:style>
    <style:style style:name="T87" style:family="text">
      <style:text-properties officeooo:rsid="005ae4ee"/>
    </style:style>
    <style:style style:name="T88" style:family="text">
      <style:text-properties officeooo:rsid="005b0616"/>
    </style:style>
    <style:style style:name="T89" style:family="text">
      <style:text-properties officeooo:rsid="005c4ba2"/>
    </style:style>
    <style:style style:name="T90" style:family="text">
      <style:text-properties officeooo:rsid="005ce3ff"/>
    </style:style>
    <style:style style:name="T91" style:family="text">
      <style:text-properties officeooo:rsid="005d935e"/>
    </style:style>
    <style:style style:name="T92" style:family="text">
      <style:text-properties officeooo:rsid="005d9e06"/>
    </style:style>
    <style:style style:name="T93" style:family="text">
      <style:text-properties officeooo:rsid="005f4442"/>
    </style:style>
    <style:style style:name="T94" style:family="text">
      <style:text-properties officeooo:rsid="005fb542"/>
    </style:style>
    <style:style style:name="T95" style:family="text">
      <style:text-properties officeooo:rsid="005fc4cc"/>
    </style:style>
    <style:style style:name="T96" style:family="text">
      <style:text-properties officeooo:rsid="00614ae4"/>
    </style:style>
    <style:style style:name="T97" style:family="text">
      <style:text-properties officeooo:rsid="00621e12"/>
    </style:style>
    <style:style style:name="T98" style:family="text">
      <style:text-properties officeooo:rsid="006407e7"/>
    </style:style>
    <style:style style:name="T99" style:family="text">
      <style:text-properties officeooo:rsid="006483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cond Chances</text:p>
      <text:p text:style-name="P3">302</text:p>
      <text:p text:style-name="P4">by Kyle Eggleston</text:p>
      <text:p text:style-name="P4"/>
      <text:p text:style-name="P5"><text:tab/><text:span text:style-name="T1">Jack O’Brien stood near a grave marker. His remains were there being laid to rest. Jack decided to bury his body on Shuka instead of transporting them to Earth. There was no way in hell he could have gotten them through customs. To transport a body, even a dead one, took so much red tape he just didn’t want to go through with that. So, on behalf of the Shuka government, he was able to bury his body on Shuka in one of their burial places reserved for dignitaries and the like.</text:span></text:p>
      <text:p text:style-name="P5"><text:tab/><text:span text:style-name="T2">He didn’t consider himself a dignitary in any sense of the word. But Jack accepted the burial place for his body. At least one of him could be buried in a proper place. Jack hoped that when he would eventually die, that someone would bury him in such a place. </text:span><text:span text:style-name="T3">Jack chuckled at the thought, who was he kidding? He planned on going out guns blazing like in one of those World War Two movies.</text:span></text:p>
      <text:p text:style-name="P5"><text:tab/><text:span text:style-name="T4">Walking away from the graveyard, Jack decided to walk along a nearby river. He wished he had a fishing rod, Jack bet there were some good fish in that river swimming along living their best life. </text:span><text:span text:style-name="T5">He missed fishing, it had been a number of years since Jack had gone fishing with his father. Maybe if he got back to Earth more, he could go fishing. But that wasn’t likely to happen.</text:span></text:p>
      <text:p text:style-name="P5"><text:tab/><text:span text:style-name="T6">Beep Beep. Jack’s communications unit beeped alerting him that someone wanted to talk. He wasn’t in the mood for talking to anyone, but he was on call. Jack didn’t have the time saved up to take actual time off. He was just away for a moment or two.</text:span></text:p>
      <text:p text:style-name="P5"><text:tab/><text:span text:style-name="T7">Reaching into his pocket, Jack pulled out his comm unit. “</text:span><text:span text:style-name="T8">This is O’Brien, what’s up?” He spoke into the device.</text:span></text:p>
      <text:p text:style-name="P5"><text:tab/>“<text:span text:style-name="T8">Sorry to interrupt you sir.” Kate Monson’s voice came over the communications line. “Ketish has arrived with an entire envoy of representatives from his government. They wish an audience with you.”</text:span></text:p>
      <text:p text:style-name="P5"><text:tab/><text:span text:style-name="T9">O’Brien sighed. </text:span><text:span text:style-name="T10">What the hell is Ketish up to now?</text:span><text:span text:style-name="T9"> He thought. “</text:span><text:span text:style-name="T17">Alright, I’m nearly finished here as it is. I’ll be up shortly. O’Brien out.” </text:span><text:span text:style-name="T18">Pressing another button on his comm unit, he contacted his shuttle. “O’Brien to shuttle. Teleport me directly to your coordinates.”</text:span></text:p>
      <text:p text:style-name="P5"><text:soft-page-break/><text:tab/><text:span text:style-name="T18">Jack vanished in a swirl of blue and green lights. Normally he wouldn’t call for a teleportation, the fixed technology was still brand new, but he wanted to know what Ketish was up to on his station as soon as possible. Whatever it was, he had a feeling it wasn’t going to be a tea party.</text:span></text:p>
      <text:p text:style-name="P5"><text:tab/><text:span text:style-name="T18">Once inside his shuttle, Jack sat down at the controls preparing the shuttle for take off. “</text:span><text:span text:style-name="T19">This better be good.” Jack said.</text:span></text:p>
      <text:p text:style-name="P5"><text:tab/>“<text:span text:style-name="T19">Unknown command, please rephrase.” The computer replied.</text:span></text:p>
      <text:p text:style-name="P5"><text:tab/><text:span text:style-name="T19">Jack chuckled. “Disregard.”</text:span></text:p>
      <text:p text:style-name="P5"><text:tab/><text:span text:style-name="T20">The computer beeped in response.</text:span></text:p>
      <text:p text:style-name="P5"><text:tab/>“<text:span text:style-name="T21">I see you’re taking a very direct route to the station Jack. Is that wise?” Holo Ketish asked.</text:span></text:p>
      <text:p text:style-name="P5"><text:tab/><text:span text:style-name="T21">Jack looked over to the copilot seat. </text:span><text:span text:style-name="T22">Holo Ketish was sitting there grinning. He was wearing a polo shirt and khakis. It was very un Dubor of him to say the least. </text:span><text:span text:style-name="T23">Jack kinda liked the outfit, it looked like he was going golfing or something.</text:span></text:p>
      <text:p text:style-name="P5"><text:tab/><text:span text:style-name="T23">A Dubor golfing? Jack mused. Now that’s a sight. “What can I do for you?”</text:span></text:p>
      <text:p text:style-name="P5"><text:tab/>“<text:span text:style-name="T23">Oh nothing.” Holo Ketish said. “I just see you’re trying to get to the station as quick as possible and wondered </text:span><text:span text:style-name="T11">why</text:span><text:span text:style-name="T25">.” He stopped grinning. His face became rather somber.</text:span></text:p>
      <text:p text:style-name="P5"><text:span text:style-name="T25"><text:tab/></text:span><text:span text:style-name="T26">Jack laughed as he managed the controls to the shuttle. “You </text:span><text:span text:style-name="T12">know</text:span><text:span text:style-name="T26"> why Ketish. I’m heading there to see </text:span><text:span text:style-name="T12">you</text:span><text:span text:style-name="T26">. Or rather the real you, not holo you.” He was beginning to confuse himself. “</text:span><text:span text:style-name="T27">Speaking of which, when are you going to leave me alone? I did what you wanted. I brought about peace between our three worlds just as your so called prophecy predicted. Shouldn’t you be done with me by now?!” He was angry.</text:span></text:p>
      <text:p text:style-name="P11"><text:tab/>Holo Ketish shrugged his shoulders. “I do not know the mind of my master unfortunately. I can only do what I am programmed to do and that program is telling me to stick around a bit longer. Oh look we’re approaching a docking port. Get ready for docking!” He vanished.</text:p>
      <text:p text:style-name="P5"><text:span text:style-name="T27"><text:tab/></text:span><text:span text:style-name="T13">Fine I’ll deal with you later.</text:span><text:span text:style-name="T28"> Jack thought. “Docking control, this is shuttle Epsilon Delta Four requesting permission to dock.”</text:span></text:p>
      <text:p text:style-name="P5"><text:span text:style-name="T28"><text:tab/>The dock master’s voice came over the comm unit loud and clear. “</text:span><text:span text:style-name="T29">Shuttle </text:span><text:span text:style-name="T28">Epsilon Delta Four you are cleared for docking. Welcome home major.” The woman said in a bright cheerful tone. She clearly wasn’t about to see what Jack was about to see once he boarded the station. A bunch of Dubor minions to Ketish all wanting to do his bidding. It made him sick.</text:span></text:p>
      <text:p text:style-name="P5"><text:span text:style-name="T28"><text:tab/></text:span><text:span text:style-name="T29">A moment later Jack stepped out of the shuttle, he was greeted by countless Dubor officials all wanting his attention. Jack tried his best to get past them, he looked for Ketish in </text:span><text:soft-page-break/><text:span text:style-name="T29">the crowded docking port. </text:span><text:span text:style-name="T30">He frowned, security was not there doing their job obviously or the crowd wouldn’t have been so big. It engulfed him. </text:span><text:span text:style-name="T31">If Jack didn’t know any better he would think the crowd was pushing him towards someone. He could guess who that someone was. Seeing Ketish standing in the middle of it all, he had guessed right.</text:span></text:p>
      <text:p text:style-name="P5"><text:span text:style-name="T31"><text:tab/></text:span><text:span text:style-name="T32">Approaching Ketish, Jack looked him square in the eye. “Ketish, to what do I owe this rather unexpected visit?” He asked. </text:span><text:span text:style-name="T33">Jack really did want to know why the leader of an entire civilization was standing at his doorstep.</text:span></text:p>
      <text:p text:style-name="P5"><text:span text:style-name="T33"><text:tab/>“Jack.” Ketish said greeting him. “I am so glad to hear that you escaped that nasty prison. I heard it was quite an ordeal for you. I’m glad you’re safe.” </text:span><text:span text:style-name="T34">He bowed towards Jack. Ketish’s followers all bowed in unison as well.</text:span></text:p>
      <text:p text:style-name="P5"><text:span text:style-name="T34"><text:tab/></text:span><text:span text:style-name="T35">Jack shook his head he gestured to them all to raise their heads. “Stop that.” He said. “There’s no need for you to bow to me. I’m no one special. Please rise.” </text:span><text:span text:style-name="T36">The crowd did as requested </text:span><text:span text:style-name="T37">but none of them looked Jack in the eyes. They all faced their eyes downward, all but Ketish who looked Jack right in the face. </text:span><text:span text:style-name="T38">He was not afraid of Jack like the others were. He did not fear the man. He respected him yes, but fear? Never.</text:span></text:p>
      <text:p text:style-name="P12"><text:tab/>“You’ll have to ignore their ways Jack.” Ketish said. “They don’t know how to act around a … well to put it simply a god.”</text:p>
      <text:p text:style-name="P5"><text:span text:style-name="T38"><text:tab/></text:span><text:span text:style-name="T39">Jack laughed at the thought. “A god. Me?” He asked.</text:span></text:p>
      <text:p text:style-name="P5"><text:span text:style-name="T39"><text:tab/>Ketish nodded. “It’s what they’ve labeled you as. I tried to tell them you are an ordinary man, but they have come to see you as something quite different. Unique even. </text:span><text:span text:style-name="T40">Who am I to argue with the people, they have spoken.</text:span><text:span text:style-name="T39">” </text:span><text:span text:style-name="T40">He gestured to the ones surrounding them. “</text:span><text:span text:style-name="T41">Walk with me major.” Ketish invited. They left the docking ports.</text:span></text:p>
      <text:p text:style-name="P5"><text:span text:style-name="T41"><text:tab/></text:span><text:span text:style-name="T42">As they walked, the followers stayed as close by as they could in order to listen in on whatever Major O’Brien had to say. Some were even writing down what they could glimpse from the major.</text:span></text:p>
      <text:p text:style-name="P13"><text:tab/>“Is there any way I can convince you to leave the United Earth Force Alliance, Jack?” Ketish asked. “Have you plant your flag as it were on Dubor and live among your own kind?” His ask was sincere, a little too sincere for Jack’s taste.</text:p>
      <text:p text:style-name="P5"><text:span text:style-name="T42"><text:tab/></text:span><text:span text:style-name="T43">Jack shook his head. “No I can’t do that I’m afraid. I have duties to perform. I did offer you a post here as Ambassador to Dubor but you refused. Ambassador Grilka has been doing a fine job from what I’ve heard.” He smiled. </text:span><text:span text:style-name="T44">Anything to remind Ketish that his place was on Dubor and </text:span><text:span text:style-name="T14">not</text:span><text:span text:style-name="T44"> his station.</text:span></text:p>
      <text:p text:style-name="P5"><text:span text:style-name="T44"><text:tab/></text:span><text:span text:style-name="T45">Ketish nodded. “Yes I remember your most … generous … offer. But again I must decline the invitation. My place is on Dubor. Ambassador Grilka will do fine in my absence I assure you.”</text:span></text:p>
      <text:p text:style-name="P5"><text:soft-page-break/><text:span text:style-name="T45"><text:tab/>“</text:span><text:span text:style-name="T46">Yes, I suppose so.” Jack responded. </text:span><text:span text:style-name="T47">He looked around at the Dubor people following him. “What exactly are you seeking here Ketish? My first officer said they requested an audience with me? What can I do for you?”</text:span></text:p>
      <text:p text:style-name="P14"><text:tab/>Ketish put his arm around Jack’s shoulder. Jack felt uncomfortable with that, but allowed it. If it would help get Ketish off his station faster? The sooner he wanted to learn about what it was Ketish wanted from him. It seemed only fair.</text:p>
      <text:p text:style-name="P5"><text:span text:style-name="T47"><text:tab/>“</text:span><text:span text:style-name="T48">They want to know what it’s like being you.” Ketish began. “They want to understand how a blended species, such as yourself, thinks and operates. None of that UEFA … crap … that your leaders would have you force down their throats. There is a time and place for that. This is not the time nor the place.” Ketish continued. “Just being you is all they want to know and learn about. Some have even shown an interest in living on the station, I told them I would have to coordinate that with you of course.”</text:span></text:p>
      <text:p text:style-name="P5"><text:span text:style-name="T48"><text:tab/></text:span><text:span text:style-name="T49">Jack paused as he walked. This was not the same Ketish that he had been tortured by. This was a changed man. Jack believed in second chances, but this was a bit on the ridiculous side of the line. </text:span><text:span text:style-name="T50">What was Ketish up to? Jack wondered. This was not normal behavior for him.</text:span></text:p>
      <text:p text:style-name="P15"><text:tab/>“Crimson Gamma is happy to welcome any citizen of Dubor onboard as long as they can afford it.” Jack said. “We do live in a capitalist society, there are rules.” He smiled. “As for meeting with your people, I believe that can be arranged. Contact my first officer Kate Monson, she had my schedule. If that will be all Ketish.”</text:p>
      <text:p text:style-name="P15"><text:tab/>Ketish bowed. “Yes, thank you major.” He turned to his people and gave them the good news as Jack walked out of earshot and escaped back to the safety of his station.</text:p>
      <text:p text:style-name="P5"><text:span text:style-name="T50"><text:tab/></text:span><text:span text:style-name="T51">Jack wandered the station’s corridors for a bit. He didn’t know where he was headed, just for a walk he supposed. </text:span><text:span text:style-name="T52">Jack needed time to clear the air in his head. It had been a long while since he was just able to freely roam the station without being bombarded with questions.</text:span></text:p>
      <text:p text:style-name="P5"><text:span text:style-name="T52"><text:tab/>“</text:span><text:span text:style-name="T53">Thought I’d find you around here.” Norev said as she approached Jack. They were walking near the Observation Dome. “You seem to do your best thinking in the dome.” They entered the Observation Dome. It was empty, just the way Jack liked it.</text:span></text:p>
      <text:p text:style-name="P5"><text:span text:style-name="T53"><text:tab/>“</text:span><text:span text:style-name="T54">How have you been Norev? It’s been a while.” Jack asked.</text:span></text:p>
      <text:p text:style-name="P5"><text:span text:style-name="T54"><text:tab/>Norev shrugged her shoulders. “Oh, I’ve been.” She said. “Things haven’t been the same since Obshi left. But that man never could stay in one place for too long. Always on the move.” </text:span><text:span text:style-name="T55">She looked out the window and down at her home planet, it was beautiful as ever.</text:span></text:p>
      <text:p text:style-name="P16"><text:tab/>“He’s gone?” Jack asked. “What happened?”</text:p>
      <text:p text:style-name="P5"><text:soft-page-break/><text:span text:style-name="T55"><text:tab/>Norev sat down on a bench as she recalled what had indeed happened to Obshi. “He took General Tague’s death rather hard. Apparently he was the last one to speak with her before she … died.” Suicide was such a nasty word that brought about the worst of thoughts and feelings, Norev chose her words carefully. “Then when Nokev disappeared, Obshi fought the Religious Government to begin a search for him. They refused. He went out on his own. Some believe he went to the edge of known space to look for him.” She paused. “We haven’t received word back from him since.”</text:span></text:p>
      <text:p text:style-name="P5"><text:span text:style-name="T55"><text:tab/>“</text:span><text:span text:style-name="T56">I see.” Jack sat down on the bench next to Norev. “</text:span><text:span text:style-name="T57">I seem to have missed … a lot in my absence.” He managed to say as he too looked out the dome’s window. </text:span><text:span text:style-name="T58">In a high orbit was the Star Ship Fresno. Jack smiled as he watched the massive ship pass by the window. </text:span><text:span text:style-name="T59">She was a beaut.</text:span></text:p>
      <text:p text:style-name="P5"><text:span text:style-name="T59"><text:tab/></text:span><text:span text:style-name="T60">Norev too looked at the Fresno. It certainly was unlike anything Shuka had produced within the last decade or so. The Fresno was a warship plain and simple. She was meant to be on the front lines. Shuka’s ships were more of peace, not meant for war. </text:span><text:span text:style-name="T61">Norev didn’t blame Earth for making ships of war, without the Fresno and Crimson Gamma they would have no line of defense against any hostile enemies that came against Shuka. She was indeed grateful for the assistance.</text:span></text:p>
      <text:p text:style-name="P5"><text:span text:style-name="T61"><text:tab/></text:span><text:span text:style-name="T62">Her vision of peace was though words and actions, not through means of killing each other. But each species had to learn that in their own way and time. Earth and Dubor would both have a sense of clarity eventually, it was only a matter of time. </text:span><text:span text:style-name="T63">Each society would come to their own conclusion on the matter. It was not for her to judge either way.</text:span></text:p>
      <text:p text:style-name="P5"><text:span text:style-name="T63"><text:tab/>“</text:span><text:span text:style-name="T64">I understand you are planning on speaking with the Dubor delegation.” Norev said changing subjects. “I hope it goes well for you.”</text:span></text:p>
      <text:p text:style-name="P17"><text:tab/>Jack chuckled nervously. “You uh heard about that did you.” He said.</text:p>
      <text:p text:style-name="P17"><text:tab/>Norev nodded. “Mmhmm.” She smiled at him. “Just remember the words my mother told me when I first got into politics. You might say something that could offend someone and thrill another. Both cannot be made happy in the same sitting.”</text:p>
      <text:p text:style-name="P17"><text:tab/>Jack smiled at the gesture. “I’ll have to keep that in mind.” He said. “My dad always told me to just picture the audience naked. That way I’d have something to laugh about.”</text:p>
      <text:p text:style-name="P17"><text:tab/>“What an odd phrase.” Norev said. “Why would you want to picture them naked?”</text:p>
      <text:p text:style-name="P5"><text:span text:style-name="T64"><text:tab/>Jack shrugged. “Well, just to put my mind at ease.” He admitted. “Granted there are some people I </text:span><text:span text:style-name="T15">don’t</text:span><text:span text:style-name="T64"> want to even imagine naked. I prefer your sentiment more. Thank you.” </text:span><text:span text:style-name="T65">He said.</text:span></text:p>
      <text:p text:style-name="P18"><text:tab/>“My pleasure.” Norev smiled. “I’ll let you get to planning your speech.” She stood and left the Observation Dome leaving Jack all alone in the night.</text:p>
      <text:p text:style-name="P5"><text:soft-page-break/><text:span text:style-name="T65"><text:tab/></text:span><text:span text:style-name="T66">Jack stood from the bench. Now was as good as any to start working on his speech. He wondered how an entire race of aliens could come to consider him a god of all people. The prophecy must have really held some kind of weight in their religious background in order for that to take place.</text:span></text:p>
      <text:p text:style-name="P5"><text:span text:style-name="T66"/></text:p>
      <text:p text:style-name="P8"><text:span text:style-name="T66">* </text:span><text:span text:style-name="T24">* *</text:span></text:p>
      <text:p text:style-name="P8"><text:span text:style-name="T24"/></text:p>
      <text:p text:style-name="P19"><text:tab/>An hour later, Jack stood before an assembled body of Dubor delegates from all over their world. Some non Dubor citizens had managed to sneak their way into the meeting as well. The Dubor did not mind. The more who could hear and benefit from the great O’Brien, the better in their minds.</text:p>
      <text:p text:style-name="P7"><text:span text:style-name="T24"><text:tab/>“Greetings honored guests, delegates, </text:span><text:span text:style-name="T67">ambassadors</text:span><text:span text:style-name="T24">, friends of the Dubor community, comrades in arms.” Jack began. “As I was preparing this speech, a tidbit my father always said kept coming to mind and I thought I would share it with you all here today.” Jack spoke as best he could. He figured some would get lost in translation, but the gist of it all would be received, well he hoped. “</text:span><text:span text:style-name="T67">He told me, Jack, the moment you look into the eye of the enemy and learn what it is that makes them tick you can never go back.”</text:span></text:p>
      <text:p text:style-name="P20"><text:tab/>Jack paused to allow the thought sink into the minds of those in attendance, and it did its job well. He saw several Dubor members nod their heads, even Ketish appreciated the sage old advice from Jack’s father.</text:p>
      <text:p text:style-name="P7"><text:span text:style-name="T67"><text:tab/>“</text:span><text:span text:style-name="T68">We met on the battlefield.” Jack continued. “Many of us still do not know the names of those we fought against. That does not matter now. The war is over. We are at peace, in part thanks to this well known prophecy. Because of that prophecy you consider me a god. I am not one to be worshiped as a god though. I am but a man. I come from three bloodlines. Dubor, Human, and Shuka.” Jack said. “I am no god. But I am not here to tell you what to believe in. If believing me to be a god makes you sleep better at night? So be it. Let it be so. I will not change the way I act to fit into this god role though. So if that offends you, I apologize.”</text:span></text:p>
      <text:p text:style-name="P7"><text:span text:style-name="T68"><text:tab/></text:span><text:span text:style-name="T69">Jack continued to surmise how their three cultures could learn from once another and balance out the awkward balance they had to play. It was not easy playing host to those who would put you on a pedestal. He finished his remarks and sat down.</text:span></text:p>
      <text:p text:style-name="P7"><text:span text:style-name="T69"><text:tab/>Ketish bowed towards Jack and took the podium. “Thank you Major O’Brien.” Ketish said. “We will take your words into our hearts with gratitude. We thank you for speaking to us, for taking time out of your busy schedule to speak to our small but proud group.” Turning his attention to his people, he continued. “I have an announcement to make. As of thirteen hundred hours, local time of course, I have recalled all Dubor military to the home world. Any </text:span><text:soft-page-break/><text:span text:style-name="T69">occupied planets we may have seized over the years are no longer under our jurisdiction. We are embarking on a new era of peace for our people. Conquest is no longer our way.”</text:span></text:p>
      <text:p text:style-name="P21"><text:tab/>There were murmurings throughout the great meeting hall. Not all Dubor felt the same way to Ketish’s words as they had Jacks. Many were confused by the new course of action Ketish was taking their people. Others simply wanted to learn more.</text:p>
      <text:p text:style-name="P21"><text:tab/>“Order, order!” Jack yelled into the crowd. “Let your leader speak!”</text:p>
      <text:p text:style-name="P21"><text:tab/>Ketish looked to Jack with gratitude in his eyes. He was grateful.</text:p>
      <text:p text:style-name="P21"><text:tab/>“We are to become a peaceful people. I am further ordering the dismantling of our border patrol and listening posts. I know these have been active for well over one hundred years. It is time we put them to rest. Change is not always easy for us, the old ways will have to find a new home as these new ways come to pass. That is all.”</text:p>
      <text:p text:style-name="P7"><text:span text:style-name="T69"><text:tab/></text:span><text:span text:style-name="T70">Ketish approached Jack as he was standing up from his chair. “Well major, what did you think of my little announcement?” He asked. “Be honest.”</text:span></text:p>
      <text:p text:style-name="P7"><text:span text:style-name="T70"><text:tab/>Jack didn’t know what to think. It was quite a bombshell Ketish had just dropped on his people and on the galaxy as a whole. How was he supposed to react </text:span><text:span text:style-name="T71">to that? “</text:span><text:span text:style-name="T72">Dismantling your defensive weapons can be costly Ketish.” Jack finally spoke. “Are you certain you want to do that?”</text:span></text:p>
      <text:p text:style-name="P22"><text:tab/>Ketish nodded. “Yes, it is required of my people. We must … how do you humans say it? Turn over a new leaf? Something to that affect.” He said. “If we are to embrace our new found friendships between Earth and Shuka, we must stop the old ways of doing things. We must find a new path. We must allow ourselves a second chance as it were. I hope you can appreciate and understand that.”</text:p>
      <text:p text:style-name="P7"><text:span text:style-name="T72"><text:tab/>Jack knew what Ketish was saying all too well. </text:span><text:span text:style-name="T73">He nodded in solidarity. “I agree with you on that.” </text:span><text:span text:style-name="T74">That was a first, Jack didn’t think he would ever agree with anything Ketish said, like ever. Yet here he was doing just that. “Quite a day you’re having.” Jack said. “I’d invite you to my quarters for a refreshment, but I have a feeling you need to get home to Dubor to sort out some things.”</text:span></text:p>
      <text:p text:style-name="P23"><text:tab/>Ketish nodded and laughed. “I did kind of spring it on them, didn’t I.” He said. “No one knew it was coming. That’s how I keep my reign of power major. I keep things hidden until the very moment they need to come out into the light. It seems to work quite well, wouldn’t you agree?”</text:p>
      <text:p text:style-name="P7"><text:span text:style-name="T74"><text:tab/>Jack smiled. “I would say so.” </text:span><text:span text:style-name="T75">He watched as the room dispersed and became empty leaving only the two of them to talk things over. “How do you think the rest of your people will react?” Jack asked.</text:span></text:p>
      <text:p text:style-name="P7"><text:soft-page-break/><text:span text:style-name="T75"><text:tab/>Ketish shrugged. “I do not know. My message was broadcast to my home world, so they found out the moment I announced it. There could be rioting in the streets for all I know. I put my military on high alert just in case anything got too crazy while I was away. I must return home and find out how things are going. If you’ll excuse me major. Duty calls.” He exited the grand hall.</text:span></text:p>
      <text:p text:style-name="P7"><text:span text:style-name="T75"><text:tab/>Jack shook his head. Ketish never ceased to amaze him. There was always something up his sleeve ready to surprise Jack and the rest of the quadrant. </text:span><text:span text:style-name="T76">Ketish had done well, Jack could certainly see that. He wondered what other surprises Ketish had in store for Earth and Shuka. He clearly was taking this new alliance to heart and very seriously.</text:span></text:p>
      <text:p text:style-name="P7"><text:span text:style-name="T76"/></text:p>
      <text:p text:style-name="P10"><text:span text:style-name="T76">* </text:span><text:span text:style-name="T24">* *</text:span></text:p>
      <text:p text:style-name="P10"><text:span text:style-name="T24"/></text:p>
      <text:p text:style-name="P24"><text:tab/>Down in engineering, Madison was hard at work on the main reactor. Ever since they switched Crimson Gamma’s fusion reactor out for a matter antimatter assembly housing, she had to keep a strict eye on it. One false move and the entire station could go up in flames. Of course she had to keep an eye on the old reactor just as much so this wasn’t any different to her whatsoever.</text:p>
      <text:p text:style-name="P9"><text:span text:style-name="T24"><text:tab/></text:span><text:span text:style-name="T77">“Madison, yo yo!” A woman’s voice could be heard shouting across the engineering room.</text:span></text:p>
      <text:p text:style-name="P25"><text:tab/>Madison looked up to see who was calling her name. It could only be one person. “Sarah?!” She shouted back. “Sarah is that you?”</text:p>
      <text:p text:style-name="P25"><text:tab/>“In the flesh baby!” Sarah came running over to Madison’s side and gave her the biggest bear hug she could muster. She had a foot on Madison so it wasn’t that difficult or surprising that she would do such a thing. Sarah was a big teddy bear at heart.</text:p>
      <text:p text:style-name="P9"><text:span text:style-name="T77"><text:tab/>“</text:span><text:span text:style-name="T78">Oh my goodness! What are you doing here on this end of space?” Madison asked.</text:span></text:p>
      <text:p text:style-name="P26"><text:tab/>Sarah stood six feet even, she had green hair and green eyes to match. Her skin was pale white. She wore the uniform of a dock worker just like Madison’s. Both women were head of their dock workers, both were in charge of their respective posts.</text:p>
      <text:p text:style-name="P26"><text:tab/>“Oh, my ship got caught up in an ion storm if you can believe it. We docked for repairs. I was off duty as your crew offered so graciously to repair my ship for me, so I figured I would come down here and see what you were up to these days.” She looked at the matter antimatter housing. “Holy shit! You have one of these things?”</text:p>
      <text:p text:style-name="P26"><text:tab/>Madison nodded. “Yeah, it was installed over a month ago. Works pretty clean too.” She said. “Your ship doesn’t have one yet?”</text:p>
      <text:p text:style-name="P9"><text:soft-page-break/><text:span text:style-name="T78"><text:tab/>Sarah shook her head. “Nope, we’re still relying on nuclear fusion to get us around town. What I wouldn’t give for one of these babies. It must really purr!”</text:span></text:p>
      <text:p text:style-name="P9"><text:span text:style-name="T78"><text:tab/>Madison nodded as she wiped engine grease off of her hands onto her uniform. Her sleeves were rolled up as she had been hard at work. “It’s clean, efficient, we haven’t had a problem since we installed it. I approve of this design over the fusion reactor any day, and you can quote me on that.” She smiled </text:span><text:span text:style-name="T79">and laughed. It was good to see Sarah. The two had been inseparable at the academy when they went through so many years ago.</text:span></text:p>
      <text:p text:style-name="P9"><text:span text:style-name="T79"><text:tab/>“</text:span><text:span text:style-name="T80">I’ve got to go check on some things.” Madison said. “Let’s meet up, say my quarters twenty hundred hours?”</text:span></text:p>
      <text:p text:style-name="P27"><text:tab/>“It’s a date!” Sarah said as she exited main engineering to let Madison get back to it.</text:p>
      <text:p text:style-name="P27"><text:tab/>Madison smiled big. It was good to see an old friend. <text:span text:style-name="T81">Turning around she got back to work on the matter antimatter injection system that had been giving her grief. </text:span><text:span text:style-name="T82">The injector didn’t matter as much to her anymore. Her mind was elsewhere in preparations for that night.</text:span></text:p>
      <text:p text:style-name="P27"/>
      <text:p text:style-name="P29">* * *</text:p>
      <text:p text:style-name="P29"/>
      <text:p text:style-name="P28"><text:tab/>Lieutenant Killpack stared at his security feed. “They shouldn’t be doing that.” He said out loud. On the screen were two mercenaries trying anything to gain a buck. They were currently in the Main Gallery suckering innocent aliens into whatever scheme they had planned.</text:p>
      <text:p text:style-name="P28"><text:tab/>“Killpack to unit four. Grab them and bring them in for questioning.” Jeff said into his comm unit.</text:p>
      <text:p text:style-name="P28"><text:tab/>“Acknowledged.” Came the reply.</text:p>
      <text:p text:style-name="P28"><text:tab/>Killpack watched as his team moved in and apprehended the mercenaries. <text:span text:style-name="T83">It was like a well oiled machine. </text:span>They didn’t give up much of a fight, they knew they’d been had. It was easier this way. They don’t fight, he doesn’t have to slap them with more tickets in the process. It was a win win for everyone involved.</text:p>
      <text:p text:style-name="P28"><text:tab/><text:span text:style-name="T84">Turning his attention to another monitor, he checked the back lots. All two hundred and sixty of them. Nothing seemed out of the ordinary there. He was glad. Usually some mischief was afoot in the back lots of the station. Aliens hiding there to get away from something, other aliens trading goods or stolen merchandise. It was all shady business that had no place on that station. But it happened from time to time.</text:span></text:p>
      <text:p text:style-name="P28"><text:tab/><text:span text:style-name="T85">Switching to the external cameras, Jeff saw something he didn’t like. Leaving his office he went to investigate </text:span><text:span text:style-name="T86">further. Outside was usually out of his league, but today he was curious.</text:span></text:p>
      <text:p text:style-name="P28"><text:soft-page-break/><text:tab/><text:span text:style-name="T87">Approaching an airlock, Jeff gathered the necessary gear for an EVA. He was going for a space walk. Activating the airlock doors with his command override codes, Jeff took a step out into space. This was his first time on the outside of Crimson Gamma. When he first arrived, they had an event for the senior staff to take a space walk, but he was too busy trying to get his office organized that he missed it. Now was his time to take a walk.</text:span></text:p>
      <text:p text:style-name="P28"><text:tab/><text:span text:style-name="T88">Jeff closed the sun shield on his visor, he wanted to keep his eyes intact that day. It was beautiful. Shuka was below him, the suns in the distance, the moons as well. It was breathtaking. As he walked along the hull of the station, Jeff was reminded that a simple slip of the gravity boots and he would be tossed out into open space never to be heard from again.</text:span></text:p>
      <text:p text:style-name="P28"><text:tab/>“<text:span text:style-name="T88">Don’t fail me now.” He whispered.</text:span></text:p>
      <text:p text:style-name="P28"><text:tab/>“<text:span text:style-name="T88">Monson to Killpack.” Kate’s voice came into his helmet. “I see you’re going for a space walk. Unauthorized I might add. Care to tell me why?”</text:span></text:p>
      <text:p text:style-name="P28"><text:tab/><text:span text:style-name="T88">Jeff winced. He knew he had forgotten to tell someone about this. </text:span><text:span text:style-name="T89">Jeff opened the comm channel so he could respond to the commander. “Yes commander, I apologize. I didn’t follow procedure. I saw something when I was doing a routine security scan, thought I’d check it out.”</text:span></text:p>
      <text:p text:style-name="P28"><text:tab/>“<text:span text:style-name="T90">What do you mean you </text:span><text:span text:style-name="T16">saw something</text:span><text:span text:style-name="T90">.” Kate said. “Care to elaborate?”</text:span></text:p>
      <text:p text:style-name="P28"><text:tab/><text:span text:style-name="T90">Jeff shrugged. “That’s what I’m not sure about commander. Once I get there I’ll radio back. Killpack out.” </text:span><text:span text:style-name="T91">Jeff</text:span><text:span text:style-name="T90"> had a feeling he was going to be in hot water for this. Oh well, it didn’t matter he was just doing his job, </text:span><text:span text:style-name="T92">he could deal with O’Brien if it came down to it.</text:span></text:p>
      <text:p text:style-name="P28"><text:tab/><text:span text:style-name="T92">Coming upon the object that caused Jeff concern, he saw what it was. </text:span><text:span text:style-name="T93">A person, an alien to be exact. </text:span><text:span text:style-name="T94">It was about seven feet tall without a protective suit. The alien’s skin was a bright pink color. As Killpack approached, the alien turned and stared at him.</text:span></text:p>
      <text:p text:style-name="P28"><text:tab/>“<text:span text:style-name="T94">What are you doing out here, human?” The alien asked.</text:span></text:p>
      <text:p text:style-name="P28"><text:tab/><text:span text:style-name="T95">Killpack chuckled. “I was just about to ask you the same question friend. Station security. Mind stating your business out here?” Jeff pointed to a power conduit. “That’s a main power conduit that runs the length of the station. Seems to me like you’re trying to sabotage it.”</text:span></text:p>
      <text:p text:style-name="P28"><text:tab/><text:span text:style-name="T95">The alien stared at Jeff without speaking for a moment. It appeared to be gathering its thoughts for an excuse, or something. Jeff couldn’t be sure. </text:span><text:span text:style-name="T96">Finally it spoke. “No, human, I am not trying to damage your power conduit. I needed it to power my distress beacon. My people think I am dead, I need to prove I am still alive. I am almost finished.” He pressed a button on a small device in his hand. It began broadcasting a range of sounds.</text:span></text:p>
      <text:p text:style-name="P28"><text:soft-page-break/><text:tab/><text:span text:style-name="T96">Jeff nodded. “I see. Well couldn’t you have done that from inside the station? I mean we have machines that allow you to make a call to basically anywhere in the explored regions of the galaxy.”</text:span></text:p>
      <text:p text:style-name="P28"><text:tab/><text:span text:style-name="T96">The alien put his device away. “Your methods of communication are primitive.” He said. “This method is more secure, it will reach my people immediately. They should be dispatching a ship to rescue me.”</text:span></text:p>
      <text:p text:style-name="P28"><text:tab/>“<text:span text:style-name="T96">Well I need to fill out some paperwork regarding this incident.” Jeff said. “If you’ll follow me, I’ll take down a statement.”</text:span></text:p>
      <text:p text:style-name="P28"><text:tab/><text:span text:style-name="T96">The two walked along the hull towards an airlock. At least the alien was being cooperative, Jeff thought. He was happy it didn’t try and put up a fight. Those could get nasty in an ugly kind of way. </text:span><text:span text:style-name="T97">Once back inside the station, Jeff escorted the alien to his office so they could work on the necessary paperwork. No fines would be filed this time as it was a first offense, but Jeff had to make it clear to the alien that he just couldn’t go about doing things like that.</text:span></text:p>
      <text:p text:style-name="P28"/>
      <text:p text:style-name="P31">* * *</text:p>
      <text:p text:style-name="P31"/>
      <text:p text:style-name="P30"><text:tab/>Commander Kate Monson reviewed the security paperwork as it came in. She was afraid this alien was contacting his people not to rescue him, but to mark the station as a target. Wouldn’t be the first time an alien disguised itself as peaceful just to wreck havoc on the station later on down the line.</text:p>
      <text:p text:style-name="P30"><text:tab/>Looking at the telemetry from the signal the alien’s device put out, it would take over a year for the message to be received by his people. Not instant as he had originally thought. Kate sighed, that alien was going to be with them for a while. <text:span text:style-name="T98">What else was new? There were several aliens on the station that didn’t have a place to call home.</text:span></text:p>
      <text:p text:style-name="P30"><text:tab/><text:span text:style-name="T99">Looking at the time, it was nearing twenty hundred hours. Her shift was about over. As the next duty shift arrived, Kate smiled. They were early. Thank goodness for small favors. “Begin night watch.” She announced. The computer made the necessary adjustments. As the light level lowered, Kate continued to smile. She enjoyed watching C&amp;C become a more peaceful relaxed atmosp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9</text:page-number><text:s/>of <text:page-count>11</text:page-count>) <text:date style:data-style-name="N37" text:date-value="2026-02-23T07:55:26.106251589">02/2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3T07:55:26.032676510</dc:date>
    <meta:editing-duration>PT6H40M13S</meta:editing-duration>
    <meta:editing-cycles>106</meta:editing-cycles>
    <meta:generator>LibreOffice/24.2.7.2$Linux_X86_64 LibreOffice_project/420$Build-2</meta:generator>
    <meta:print-date>2023-11-18T19:55:35.459000000</meta:print-date>
    <meta:printed-by>PDF files</meta:printed-by>
    <meta:document-statistic meta:table-count="0" meta:image-count="0" meta:object-count="0" meta:page-count="11" meta:paragraph-count="118" meta:word-count="5051" meta:character-count="27200" meta:non-whitespace-character-count="22158"/>
  </office:meta>
</office:document-meta>
</file>